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9966cc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opacity="50%" draw:textarea-horizontal-align="center" draw:textarea-vertical-align="middle" draw:shadow-opacity="50%"/>
    </style:style>
    <style:style style:name="gr5" style:family="graphic" style:parent-style-name="standard">
      <style:graphic-properties draw:stroke="solid" svg:stroke-color="#000000" draw:fill="solid" draw:fill-color="#99ccff" draw:opacity="50%" draw:textarea-horizontal-align="left" draw:auto-grow-height="true" draw:auto-grow-width="true" fo:min-height="1.423cm" fo:min-width="2.573cm" draw:shadow-opacity="50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1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9966cc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stroke="none" svg:stroke-color="#000000" draw:fill="none" draw:fill-color="#ffffff" fo:min-height="0.475cm"/>
    </style:style>
    <style:style style:name="gr10" style:family="graphic" style:parent-style-name="standard">
      <style:graphic-properties draw:stroke="solid" svg:stroke-color="#000000" draw:fill="solid" draw:fill-color="#99ccff" draw:opacity="50%" draw:textarea-horizontal-align="left" draw:auto-grow-height="true" draw:auto-grow-width="true" fo:min-height="1.897cm" fo:min-width="2.738cm" draw:shadow-opacity="50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fill="solid" draw:fill-color="#dc2300" draw:opacity="50%" draw:textarea-horizontal-align="justify" draw:textarea-vertical-align="middle" draw:auto-grow-height="false" draw:shadow-opacity="50%"/>
    </style:style>
    <style:style style:name="gr13" style:family="graphic" style:parent-style-name="standard">
      <style:graphic-properties draw:stroke="solid" svg:stroke-color="#000000" draw:fill="solid" draw:fill-color="#9966cc" draw:opacity="30%" draw:textarea-horizontal-align="left" draw:auto-grow-height="true" draw:auto-grow-width="true" fo:min-height="2.845cm" fo:min-width="2.573cm" draw:shadow-opacity="30%"/>
    </style:style>
    <style:style style:name="gr14" style:family="graphic" style:parent-style-name="standard">
      <style:graphic-properties draw:stroke="solid" svg:stroke-width="0cm" svg:stroke-color="#000000" draw:marker-start-width="0.2cm" draw:marker-end-width="0.2cm" draw:fill="solid" draw:fill-color="#ff3333" draw:opacity="20%" draw:textarea-horizontal-align="left" draw:auto-grow-height="true" draw:auto-grow-width="true" fo:min-height="0cm" fo:min-width="0cm" fo:padding-top="0.125cm" fo:padding-bottom="0.125cm" fo:padding-left="0.25cm" fo:padding-right="0.25cm" draw:shadow-opacity="20%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true" fo:min-height="0.475cm" fo:min-width="0.616cm" draw:shadow-opacity="50%"/>
    </style:style>
    <style:style style:name="gr19" style:family="graphic" style:parent-style-name="standard">
      <style:graphic-properties draw:stroke="solid" svg:stroke-color="#000000" draw:fill="solid" draw:fill-color="#9966cc" draw:opacity="30%" draw:textarea-horizontal-align="left" draw:auto-grow-height="true" draw:auto-grow-width="true" fo:min-height="2.371cm" fo:min-width="2.831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color="#008000" fo:font-size="16pt"/>
    </style:style>
    <style:style style:name="P4" style:family="paragraph">
      <style:text-properties fo:font-size="16pt"/>
    </style:style>
    <style:style style:name="P5" style:family="paragraph">
      <style:paragraph-properties fo:text-align="center"/>
      <style:text-properties fo:color="#008000" fo:font-size="16pt" style:font-size-asian="18pt" style:font-size-complex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/>
    </style:style>
    <style:style style:name="T2" style:family="text">
      <style:text-properties fo:color="#008000" fo:font-size="16pt"/>
    </style:style>
    <style:style style:name="T3" style:family="text">
      <style:text-properties fo:font-size="16pt" style:text-underline-style="solid" style:text-underline-width="auto" style:text-underline-color="font-color"/>
    </style:style>
    <style:style style:name="T4" style:family="text">
      <style:text-properties fo:color="#008000" fo:font-size="16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2" draw:layer="layout" svg:width="3cm" svg:height="1.5cm" svg:x="14cm" svg:y="5cm">
          <text:p text:style-name="P1"><text:span text:style-name="T1">cont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0.113cm" svg:y1="5.506cm" svg:x2="14cm" svg:y2="5.75cm" draw:start-shape="id1" draw:end-shape="id2" draw:end-glue-point="6" svg:d="m10113 5506 3887 244">
          <text:p/>
        </draw:connector>
        <draw:connector draw:style-name="gr2" draw:text-style-name="P2" draw:layer="layout" draw:type="line" svg:x1="17cm" svg:y1="5.75cm" svg:x2="18.963cm" svg:y2="7.406cm" draw:start-shape="id2" draw:start-glue-point="10" draw:end-shape="id3" svg:d="m17000 5750 1963 1656">
          <text:p/>
        </draw:connector>
        <draw:custom-shape draw:style-name="gr3" draw:text-style-name="P2" draw:id="id8" draw:layer="layout" svg:width="3cm" svg:height="1.5cm" svg:x="12.6cm" svg:y="15.8cm">
          <text:p text:style-name="P1"><text:span text:style-name="T1">possed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id="id4" draw:layer="layout" svg:width="2cm" svg:height="1cm" svg:x="20.1cm" svg:y="10.6cm">
          <text:p text:style-name="P1"><text:span text:style-name="T1">écr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0.891cm" svg:y1="9.413cm" svg:x2="21.1cm" svg:y2="10.6cm" draw:start-shape="id3" draw:start-glue-point="2" draw:end-shape="id4" draw:end-glue-point="4" svg:d="m20891 9413 209 1187">
          <text:p/>
        </draw:connector>
        <draw:custom-shape draw:style-name="gr1" draw:text-style-name="P2" draw:id="id5" draw:layer="layout" svg:width="2.8cm" svg:height="1.5cm" svg:x="23.5cm" svg:y="3cm">
          <text:p text:style-name="P1"><text:span text:style-name="T1">Répond à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s" svg:x1="22.819cm" svg:y1="7.406cm" svg:x2="26.3cm" svg:y2="3.75cm" draw:start-shape="id3" draw:start-glue-point="1" draw:end-shape="id5" draw:end-glue-point="10" svg:d="m22819 7406h501l3482-3656h-502">
          <text:p text:style-name="P1"><text:span text:style-name="T2">rep</text:span></text:p>
        </draw:connector>
        <draw:connector draw:style-name="gr4" draw:text-style-name="P3" draw:layer="layout" draw:type="lines" svg:x1="20.891cm" svg:y1="5.4cm" svg:x2="23.5cm" svg:y2="3.75cm" draw:start-shape="id3" draw:start-glue-point="0" draw:end-shape="id5" draw:end-glue-point="6" svg:d="m20891 5400v-501l2108-1149h501">
          <text:p text:style-name="P1"><text:span text:style-name="T2">src</text:span></text:p>
        </draw:connector>
        <draw:custom-shape draw:style-name="gr3" draw:text-style-name="P2" draw:id="id7" draw:layer="layout" svg:width="3.5cm" svg:height="1.5cm" svg:x="6.6cm" svg:y="11.7cm">
          <text:p text:style-name="P1"><text:span text:style-name="T1">appartientÀ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356cm" svg:y1="15.416cm" svg:x2="8.35cm" svg:y2="13.2cm" draw:start-shape="id6" draw:start-glue-point="0" draw:end-shape="id7" svg:d="m8356 15416-6-2216">
          <text:p/>
        </draw:connector>
        <draw:connector draw:style-name="gr2" draw:text-style-name="P2" draw:layer="layout" draw:type="line" svg:x1="8.356cm" svg:y1="7.513cm" svg:x2="8.35cm" svg:y2="11.7cm" draw:start-shape="id1" draw:start-glue-point="2" draw:end-shape="id7" draw:end-glue-point="4" svg:d="m8356 7513-6 4187">
          <text:p/>
        </draw:connector>
        <draw:g>
          <draw:frame draw:style-name="gr5" draw:text-style-name="P4" draw:id="id6" draw:layer="layout" svg:width="3.513cm" svg:height="2.132cm" svg:x="6.6cm" svg:y="15.416cm">
            <draw:text-box>
              <text:p><text:span text:style-name="T1">Messagerie</text:span></text:p>
              <text:p><text:span text:style-name="T1">_________</text:span></text:p>
              <text:p><text:span text:style-name="T1"><text:tab/></text:span><text:span text:style-name="T3">id_liste</text:span></text:p>
            </draw:text-box>
          </draw:frame>
          <draw:frame draw:style-name="gr6" draw:text-style-name="P4" draw:layer="layout" svg:width="1.315cm" svg:height="0.878cm" svg:x="10.2cm" svg:y="16.8cm">
            <draw:text-box>
              <text:p><text:span text:style-name="T1">1-1</text:span></text:p>
            </draw:text-box>
          </draw:frame>
          <draw:frame draw:style-name="gr6" draw:text-style-name="P4" draw:layer="layout" svg:width="1.315cm" svg:height="0.878cm" svg:x="6.6cm" svg:y="14.3cm">
            <draw:text-box>
              <text:p><text:span text:style-name="T1">0-n</text:span></text:p>
            </draw:text-box>
          </draw:frame>
        </draw:g>
        <draw:connector draw:style-name="gr2" draw:text-style-name="P3" draw:layer="layout" draw:type="line" svg:x1="10.113cm" svg:y1="16.482cm" svg:x2="12.6cm" svg:y2="16.55cm" draw:start-shape="id6" draw:start-glue-point="1" draw:end-shape="id8" draw:end-glue-point="6" svg:d="m10113 16482 2487 68">
          <text:p/>
        </draw:connector>
        <draw:custom-shape draw:style-name="gr1" draw:text-style-name="P2" draw:id="id9" draw:layer="layout" svg:width="3cm" svg:height="1.5cm" svg:x="14.5cm" svg:y="9.5cm">
          <text:p text:style-name="P1"><text:span text:style-name="T1">la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id="id12" draw:layer="layout" draw:type="line" svg:x1="17.061cm" svg:y1="10.781cm" svg:x2="21.699cm" svg:y2="15.043cm" draw:start-shape="id9" draw:start-glue-point="9" svg:d="m17061 10781 4638 4262">
          <text:p/>
        </draw:connector>
        <draw:connector draw:style-name="gr7" draw:text-style-name="P3" draw:layer="layout" draw:type="line" svg:x1="14.939cm" svg:y1="9.719cm" svg:x2="10.113cm" svg:y2="5.506cm" draw:start-shape="id9" draw:start-glue-point="5" draw:end-shape="id1" draw:end-glue-point="1" svg:d="m14939 9719-4826-4213">
          <text:p text:style-name="P1"><text:span text:style-name="T2">auteur</text:span></text:p>
        </draw:connector>
        <draw:custom-shape draw:style-name="gr3" draw:text-style-name="P2" draw:id="id10" draw:layer="layout" svg:width="2.5cm" svg:height="1.5cm" svg:x="12.4cm" svg:y="13.2cm">
          <text:p text:style-name="P1"><text:span text:style-name="T1">reço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4.534cm" svg:y1="14.481cm" svg:x2="19cm" svg:y2="16.453cm" draw:start-shape="id10" draw:start-glue-point="9" svg:d="m14534 14481 4466 1972">
          <text:p/>
        </draw:connector>
        <draw:connector draw:style-name="gr7" draw:text-style-name="P5" draw:layer="layout" draw:type="line" svg:x1="12.766cm" svg:y1="13.419cm" svg:x2="10.113cm" svg:y2="5.506cm" draw:start-shape="id10" draw:start-glue-point="5" draw:end-shape="id1" draw:end-glue-point="1" svg:d="m12766 13419-2653-7913">
          <text:p text:style-name="P1"><text:span text:style-name="T4">dest</text:span></text:p>
        </draw:connector>
        <draw:connector draw:style-name="gr7" draw:text-style-name="P5" draw:layer="layout" draw:type="line" svg:x1="15.6cm" svg:y1="16.55cm" svg:x2="19cm" svg:y2="16.484cm" draw:start-shape="id8" draw:start-glue-point="10" draw:end-shape="id11" draw:end-glue-point="3" svg:d="m15600 16550 3400-66">
          <text:p text:style-name="P1"><text:span text:style-name="T4">de</text:span></text:p>
        </draw:connector>
        <draw:connector draw:style-name="gr2" draw:text-style-name="P2" draw:layer="layout" draw:type="line" svg:x1="21.699cm" svg:y1="15.043cm" svg:x2="21.1cm" svg:y2="11.6cm" draw:start-shape="id12" draw:start-glue-point="3" draw:end-shape="id4" draw:end-glue-point="8" svg:d="m21699 15043-599-3443">
          <text:p/>
        </draw:connector>
        <draw:custom-shape draw:style-name="gr8" draw:text-style-name="P1" draw:id="id13" draw:layer="layout" svg:width="3.5cm" svg:height="1.5cm" svg:x="24cm" svg:y="9.2cm">
          <text:p text:style-name="P1">aSupprim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s" svg:x1="25.75cm" svg:y1="9.2cm" svg:x2="22.819cm" svg:y2="7.406cm" draw:start-shape="id13" draw:start-glue-point="4" draw:end-shape="id3" draw:end-glue-point="1" svg:d="m25750 9200v-501l-2430-1293h-501">
          <text:p/>
        </draw:connector>
        <draw:connector draw:style-name="gr2" draw:text-style-name="P1" draw:layer="layout" draw:type="lines" svg:x1="25.75cm" svg:y1="10.7cm" svg:x2="22.729cm" svg:y2="16.484cm" draw:start-shape="id13" draw:start-glue-point="8" draw:end-shape="id11" draw:end-glue-point="1" svg:d="m25750 10700v502l-2520 5282h-501">
          <text:p/>
        </draw:connector>
        <draw:g>
          <draw:frame draw:style-name="gr9" draw:text-style-name="P4" draw:layer="layout" svg:width="1.5cm" svg:height="0.878cm" svg:x="17.5cm" svg:y="16.938cm">
            <draw:text-box>
              <text:p><text:span text:style-name="T1">1-1</text:span></text:p>
            </draw:text-box>
          </draw:frame>
          <draw:frame draw:style-name="gr10" draw:text-style-name="P4" draw:id="id11" draw:layer="layout" svg:width="3.729cm" svg:height="2.759cm" svg:x="19cm" svg:y="15.105cm">
            <draw:text-box>
              <text:p><text:span text:style-name="T3">Lapin <text:s text:c="10"/></text:span></text:p>
              <text:p><text:span text:style-name="T1"><text:tab/></text:span><text:span text:style-name="T1">id_lapin</text:span></text:p>
              <text:p><text:span text:style-name="T1"><text:tab/></text:span><text:span text:style-name="T1">Infos</text:span></text:p>
              <text:p><text:span text:style-name="T3"><text:tab/></text:span><text:span text:style-name="T3">id_profil</text:span></text:p>
            </draw:text-box>
          </draw:frame>
          <draw:frame draw:style-name="gr6" draw:text-style-name="P4" draw:layer="layout" svg:width="1.315cm" svg:height="0.878cm" svg:x="21.684cm" svg:y="14.143cm">
            <draw:text-box>
              <text:p><text:span text:style-name="T1">0-n</text:span></text:p>
            </draw:text-box>
          </draw:frame>
          <draw:frame draw:style-name="gr6" draw:text-style-name="P4" draw:layer="layout" svg:width="1.315cm" svg:height="0.878cm" svg:x="19.4cm" svg:y="14.138cm">
            <draw:text-box>
              <text:p><text:span text:style-name="T1">0-n</text:span></text:p>
            </draw:text-box>
          </draw:frame>
          <draw:frame draw:style-name="gr6" draw:text-style-name="P4" draw:layer="layout" svg:width="1.315cm" svg:height="0.878cm" svg:x="17.5cm" svg:y="14.938cm">
            <draw:text-box>
              <text:p><text:span text:style-name="T1">0-n</text:span></text:p>
            </draw:text-box>
          </draw:frame>
          <draw:frame draw:style-name="gr11" draw:text-style-name="P6" draw:layer="layout" svg:width="1.315cm" svg:height="0.878cm" svg:x="22.9cm" svg:y="16.622cm">
            <draw:text-box>
              <text:p><text:span text:style-name="T5">0-n</text:span></text:p>
            </draw:text-box>
          </draw:frame>
        </draw:g>
        <draw:custom-shape draw:style-name="gr12" draw:text-style-name="P7" draw:id="id14" draw:layer="layout" svg:width="3cm" svg:height="1.5cm" svg:x="2.1cm" svg:y="11.8cm">
          <text:p text:style-name="P1"><text:span text:style-name="T5">regrou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6cm" svg:y1="13.3cm" svg:x2="3.627cm" svg:y2="15.5cm" draw:start-shape="id14" draw:start-glue-point="8" draw:end-shape="id15" svg:d="m3600 13300v1101h27v1099">
          <text:p/>
        </draw:connector>
        <draw:connector draw:style-name="gr2" draw:text-style-name="P1" draw:layer="layout" svg:x1="3.6cm" svg:y1="11.8cm" svg:x2="6.6cm" svg:y2="5.506cm" draw:start-shape="id14" draw:start-glue-point="4" draw:end-shape="id1" draw:end-glue-point="3" svg:d="m3600 11800v-6294h3000">
          <text:p/>
        </draw:connector>
        <draw:g>
          <draw:frame draw:style-name="gr13" draw:text-style-name="P4" draw:id="id1" draw:layer="layout" svg:width="3.513cm" svg:height="4.013cm" svg:x="6.6cm" svg:y="3.5cm">
            <draw:text-box>
              <text:p><text:span text:style-name="T1">Discussion</text:span></text:p>
              <text:p><text:span text:style-name="T1">_________</text:span></text:p>
              <text:p><text:span text:style-name="T1"><text:tab/></text:span><text:span text:style-name="T3">id_disc</text:span></text:p>
              <text:p><text:span text:style-name="T1"><text:tab/></text:span><text:span text:style-name="T1">sujet</text:span></text:p>
              <text:p><text:span text:style-name="T1"><text:tab/></text:span><text:span text:style-name="T1">date</text:span></text:p>
              <text:p><text:span text:style-name="T1"><text:tab/></text:span><text:span text:style-name="T1">intitulé</text:span></text:p>
            </draw:text-box>
          </draw:frame>
          <draw:frame draw:style-name="gr6" draw:text-style-name="P4" draw:layer="layout" svg:width="1.315cm" svg:height="0.878cm" svg:x="10.5cm" svg:y="4.6cm">
            <draw:text-box>
              <text:p><text:span text:style-name="T1">1-n</text:span></text:p>
            </draw:text-box>
          </draw:frame>
          <draw:frame draw:style-name="gr6" draw:text-style-name="P4" draw:layer="layout" svg:width="1.315cm" svg:height="0.878cm" svg:x="6.984cm" svg:y="7.838cm">
            <draw:text-box>
              <text:p><text:span text:style-name="T1">0-2</text:span></text:p>
            </draw:text-box>
          </draw:frame>
          <draw:frame draw:style-name="gr6" draw:text-style-name="P4" draw:layer="layout" svg:width="1.315cm" svg:height="0.878cm" svg:x="9.484cm" svg:y="7.6cm">
            <draw:text-box>
              <text:p><text:span text:style-name="T1">0-1</text:span></text:p>
            </draw:text-box>
          </draw:frame>
          <draw:frame draw:style-name="gr6" draw:text-style-name="P4" draw:layer="layout" svg:width="1.315cm" svg:height="0.878cm" svg:x="11.284cm" svg:y="5.938cm">
            <draw:text-box>
              <text:p><text:span text:style-name="T1">1-1</text:span></text:p>
            </draw:text-box>
          </draw:frame>
          <draw:frame draw:style-name="gr11" draw:text-style-name="P6" draw:layer="layout" svg:width="1.315cm" svg:height="0.878cm" svg:x="5.1cm" svg:y="4.4cm">
            <draw:text-box>
              <text:p><text:span text:style-name="T5">0-1</text:span></text:p>
            </draw:text-box>
          </draw:frame>
        </draw:g>
        <draw:g>
          <draw:frame draw:style-name="gr14" draw:text-style-name="P6" draw:id="id15" draw:layer="layout" svg:width="3.945cm" svg:height="2.132cm" svg:x="1.655cm" svg:y="15.5cm">
            <draw:text-box>
              <text:p><text:span text:style-name="T6">Forum <text:s text:c="10"/></text:span></text:p>
              <text:p><text:span text:style-name="T6"><text:tab/></text:span><text:span text:style-name="T6">id_forum</text:span></text:p>
              <text:p><text:span text:style-name="T5"><text:tab/></text:span><text:span text:style-name="T5">theme</text:span></text:p>
            </draw:text-box>
          </draw:frame>
          <draw:frame draw:style-name="gr11" draw:text-style-name="P6" draw:layer="layout" svg:width="1.315cm" svg:height="0.878cm" svg:x="1.8cm" svg:y="14.5cm">
            <draw:text-box>
              <text:p><text:span text:style-name="T5">0-n</text:span></text:p>
            </draw:text-box>
          </draw:frame>
        </draw:g>
        <draw:polygon draw:style-name="gr15" draw:text-style-name="P1" draw:layer="layout" svg:width="7.499cm" svg:height="21.649cm" draw:transform="rotate (-1.57079632679579) translate (27.9999999999972cm 10.9999999999744cm)" svg:viewBox="0 0 7500 21650" draw:points="0,-34350 7500,-34350 7500,-56000 2500,-56000">
          <text:p/>
        </draw:polygon>
        <draw:polygon draw:style-name="gr16" draw:text-style-name="P1" draw:layer="layout" svg:width="4.499cm" svg:height="7.499cm" svg:x="1.3cm" svg:y="11cm" svg:viewBox="0 0 4500 7500" draw:points="4500,0 4500,7500 0,7500 0,0">
          <text:p/>
        </draw:polygon>
        <draw:polygon draw:style-name="gr16" draw:text-style-name="P1" draw:layer="layout" svg:width="10.499cm" svg:height="23.999cm" draw:transform="rotate (1.5707963267946) translate (4.00000000001402cm 13.0000000001069cm)" svg:viewBox="0 0 10500 24000" draw:points="0,32000 10500,32000 10500,8000 3150,8000">
          <text:p/>
        </draw:polygon>
        <draw:frame draw:style-name="gr11" draw:layer="layout" svg:width="2.123cm" svg:height="0.962cm" svg:x="2.3cm" svg:y="19cm">
          <draw:text-box>
            <text:p>forum</text:p>
          </draw:text-box>
        </draw:frame>
        <draw:frame draw:style-name="gr11" draw:layer="layout" svg:width="3.774cm" svg:height="0.962cm" svg:x="14.5cm" svg:y="19cm">
          <draw:text-box>
            <text:p>messagerie</text:p>
          </draw:text-box>
        </draw:frame>
        <draw:frame draw:style-name="gr17" draw:layer="layout" svg:width="4.833cm" svg:height="0.962cm" svg:x="14.568cm" svg:y="1.038cm">
          <draw:text-box>
            <text:p>noyau commun</text:p>
          </draw:text-box>
        </draw:frame>
        <draw:frame draw:style-name="gr18" draw:text-style-name="P4" draw:layer="layout" svg:width="1.315cm" svg:height="0.878cm" svg:x="21.485cm" svg:y="9.5cm">
          <draw:text-box>
            <text:p><text:span text:style-name="T1">1-1</text:span></text:p>
          </draw:text-box>
        </draw:frame>
        <draw:g>
          <draw:frame draw:style-name="gr19" draw:text-style-name="P4" draw:id="id3" draw:layer="layout" svg:width="3.856cm" svg:height="4.013cm" svg:x="18.963cm" svg:y="5.4cm">
            <draw:text-box>
              <text:p><text:span text:style-name="T1">Message</text:span></text:p>
              <text:p><text:span text:style-name="T1">__________</text:span></text:p>
              <text:p><text:span text:style-name="T1"><text:tab/></text:span><text:span text:style-name="T3">id_mess</text:span></text:p>
              <text:p><text:span text:style-name="T1"><text:tab/></text:span><text:span text:style-name="T1">titre</text:span></text:p>
              <text:p><text:span text:style-name="T1"><text:tab/></text:span><text:span text:style-name="T1">Texte</text:span></text:p>
              <text:p><text:span text:style-name="T1"><text:tab/></text:span><text:span text:style-name="T1">date</text:span></text:p>
            </draw:text-box>
          </draw:frame>
          <draw:frame draw:style-name="gr18" draw:text-style-name="P4" draw:layer="layout" svg:width="1.315cm" svg:height="0.878cm" svg:x="17.5cm" svg:y="7.7cm">
            <draw:text-box>
              <text:p><text:span text:style-name="T1">1-1</text:span></text:p>
            </draw:text-box>
          </draw:frame>
          <draw:frame draw:style-name="gr18" draw:text-style-name="P4" draw:layer="layout" svg:width="1.315cm" svg:height="0.878cm" svg:x="19.1cm" svg:y="4.4cm">
            <draw:text-box>
              <text:p><text:span text:style-name="T1">0-1</text:span></text:p>
            </draw:text-box>
          </draw:frame>
          <draw:frame draw:style-name="gr18" draw:text-style-name="P4" draw:layer="layout" svg:width="1.315cm" svg:height="0.878cm" svg:x="22.985cm" svg:y="5.9cm">
            <draw:text-box>
              <text:p><text:span text:style-name="T1">0-1</text:span></text:p>
            </draw:text-box>
          </draw:frame>
          <draw:frame draw:style-name="gr11" draw:text-style-name="P6" draw:layer="layout" svg:width="1.315cm" svg:height="0.878cm" svg:x="23cm" svg:y="8.097cm">
            <draw:text-box>
              <text:p><text:span text:style-name="T5">0-n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lorent </meta:initial-creator>
    <meta:creation-date>2013-02-05T22:06:20</meta:creation-date>
    <dc:date>2013-02-12T15:23:04</dc:date>
    <dc:creator>florent </dc:creator>
    <meta:editing-duration>PT03H17M27S</meta:editing-duration>
    <meta:editing-cycles>5</meta:editing-cycles>
    <meta:generator>OpenOffice.org/3.2$Linux OpenOffice.org_project/320m12$Build-9483</meta:generator>
    <meta:document-statistic meta:object-count="61"/>
  </office:meta>
</office:document-meta>
</file>